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5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6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7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8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10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1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12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6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7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8" style:family="paragraph" style:parent-style-name="Heading_20_1">
      <style:paragraph-properties fo:line-height="110%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1c643c"/>
    </style:style>
    <style:style style:name="T8" style:family="text">
      <style:text-properties fo:color="#4c4c4c"/>
    </style:style>
    <style:style style:name="T9" style:family="text">
      <style:text-properties fo:color="#4c4c4c" style:font-name="Times New Roman2"/>
    </style:style>
    <style:style style:name="T10" style:family="text">
      <style:text-properties fo:color="#4c4c4c" style:font-name="Times New Roman2" officeooo:rsid="002be605"/>
    </style:style>
    <style:style style:name="T11" style:family="text">
      <style:text-properties fo:color="#4c4c4c" officeooo:rsid="001b802b"/>
    </style:style>
    <style:style style:name="T12" style:family="text">
      <style:text-properties fo:color="#4c4c4c" officeooo:rsid="0023de15"/>
    </style:style>
    <style:style style:name="T13" style:family="text">
      <style:text-properties fo:color="#4c4c4c" officeooo:rsid="002e423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377e" style:font-weight-asian="bold" style:font-weight-complex="bold"/>
    </style:style>
    <style:style style:name="T16" style:family="text">
      <style:text-properties fo:font-weight="bold" officeooo:rsid="0010c07c" style:font-weight-asian="bold" style:font-weight-complex="bold"/>
    </style:style>
    <style:style style:name="T17" style:family="text">
      <style:text-properties fo:font-weight="bold" officeooo:rsid="002122b2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0377e" style:font-weight-asian="normal" style:font-weight-complex="normal"/>
    </style:style>
    <style:style style:name="T20" style:family="text">
      <style:text-properties fo:font-weight="normal" officeooo:rsid="0010c07c" style:font-weight-asian="normal" style:font-weight-complex="normal"/>
    </style:style>
    <style:style style:name="T21" style:family="text">
      <style:text-properties fo:font-weight="normal" officeooo:rsid="00167aa8" style:font-weight-asian="normal" style:font-weight-complex="normal"/>
    </style:style>
    <style:style style:name="T22" style:family="text">
      <style:text-properties officeooo:rsid="00167aa8"/>
    </style:style>
    <style:style style:name="T23" style:family="text">
      <style:text-properties officeooo:rsid="002122b2"/>
    </style:style>
    <style:style style:name="T24" style:family="text">
      <style:text-properties officeooo:rsid="00205435"/>
    </style:style>
    <style:style style:name="T25" style:family="text">
      <style:text-properties officeooo:rsid="000773a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0773a3" style:font-style-asian="normal" style:font-style-complex="normal"/>
    </style:style>
    <style:style style:name="T31" style:family="text">
      <style:text-properties officeooo:rsid="000c299d"/>
    </style:style>
    <style:style style:name="T32" style:family="text">
      <style:text-properties officeooo:rsid="000dd52f"/>
    </style:style>
    <style:style style:name="T33" style:family="text">
      <style:text-properties officeooo:rsid="000e67c4"/>
    </style:style>
    <style:style style:name="T34" style:family="text">
      <style:text-properties officeooo:rsid="0010c07c"/>
    </style:style>
    <style:style style:name="T35" style:family="text">
      <style:text-properties officeooo:rsid="000f9681"/>
    </style:style>
    <style:style style:name="T36" style:family="text">
      <style:text-properties officeooo:rsid="001135ca"/>
    </style:style>
    <style:style style:name="T37" style:family="text">
      <style:text-properties officeooo:rsid="00115952"/>
    </style:style>
    <style:style style:name="T38" style:family="text">
      <style:text-properties officeooo:rsid="0017e2f7"/>
    </style:style>
    <style:style style:name="T39" style:family="text">
      <style:text-properties officeooo:rsid="001c643c"/>
    </style:style>
    <style:style style:name="T40" style:family="text">
      <style:text-properties officeooo:rsid="001ccb36"/>
    </style:style>
    <style:style style:name="T41" style:family="text">
      <style:text-properties officeooo:rsid="001d9ce8"/>
    </style:style>
    <style:style style:name="T42" style:family="text">
      <style:text-properties style:font-name="Times New Roman1" fo:font-size="12pt" fo:font-weight="normal" style:font-weight-asian="normal" style:font-weight-complex="normal"/>
    </style:style>
    <style:style style:name="T43" style:family="text">
      <style:text-properties officeooo:rsid="00290314"/>
    </style:style>
    <style:style style:name="T44" style:family="text">
      <style:text-properties officeooo:rsid="002a2fad"/>
    </style:style>
    <style:style style:name="T45" style:family="text">
      <style:text-properties officeooo:rsid="000e8e9d"/>
    </style:style>
    <style:style style:name="T46" style:family="text">
      <style:text-properties officeooo:rsid="002eb2a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368058392" text:id="ct368058392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68058272" text:id="ct368058272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368058152" text:id="ct368058152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68058032" text:id="ct36805803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68057912" text:id="ct36805791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57792" text:id="ct368057792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368057672" text:id="ct36805767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57432" text:id="ct368057432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368056952" text:id="ct3680569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56472" text:id="ct368056472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68058512" text:id="ct36805851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58632" text:id="ct36805863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68058752" text:id="ct3680587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58872" text:id="ct368058872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68058992" text:id="ct36805899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59112" text:id="ct36805911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68059352" text:id="ct3680593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59472" text:id="ct368059472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368059592" text:id="ct36805959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59712" text:id="ct368059712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368059832" text:id="ct36805983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59952" text:id="ct368059952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368060072" text:id="ct36806007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68060192" text:id="ct36806019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8060312" text:id="ct368060312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368059232" text:id="ct36805923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8060432" text:id="ct368060432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368060552" text:id="ct36806055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8060672" text:id="ct368060672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368060792" text:id="ct36806079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8060912" text:id="ct368060912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368061032" text:id="ct36806103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68061272" text:id="ct368061272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368061152" text:id="ct368061152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368061392" text:id="ct368061392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368061632" text:id="ct368061632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368061512" text:id="ct368061512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82301864" text:id="ct82301864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82302224" text:id="ct82302224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369743304" text:id="ct369743304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369743784" text:id="ct369743784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</text:changed-region>
        <text:changed-region xml:id="ct369743664" text:id="ct369743664">
          <text:deletion>
            <office:change-info>
              <dc:creator>Wiebke Oeltjen</dc:creator>
              <dc:date>2017-02-02T15:45:00</dc:date>
            </office:change-info>
            <text:p text:style-name="P2"><text:span text:style-name="T6">0</text:span></text:p>
          </text:deletion>
        </text:changed-region>
        <text:changed-region xml:id="ct369743544" text:id="ct369743544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369743424" text:id="ct369743424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369743904" text:id="ct369743904">
          <text:insertion>
            <office:change-info>
              <dc:creator>Wiebke Oeltjen</dc:creator>
              <dc:date>2017-02-02T15:45:00</dc:date>
            </office:change-info>
          </text:insertion>
        </text:changed-region>
        <text:changed-region xml:id="ct369744024" text:id="ct369744024">
          <text:deletion>
            <office:change-info>
              <dc:creator>Unbekannter Autor</dc:creator>
              <dc:date>2015-08-13T12:26:00</dc:date>
            </office:change-info>
            <text:p text:style-name="P4">A</text:p>
          </text:deletion>
        </text:changed-region>
        <text:changed-region xml:id="ct369744144" text:id="ct369744144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369744264" text:id="ct369744264">
          <text:deletion>
            <office:change-info>
              <dc:creator>Unbekannter Autor</dc:creator>
              <dc:date>2015-08-13T12:26:00</dc:date>
            </office:change-info>
            <text:p text:style-name="P4">S</text:p>
          </text:deletion>
        </text:changed-region>
        <text:changed-region xml:id="ct369744384" text:id="ct369744384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369744504" text:id="ct369744504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369744624" text:id="ct369744624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369744744" text:id="ct369744744">
          <text:deletion>
            <office:change-info>
              <dc:creator>Unbekannter Autor</dc:creator>
              <dc:date>2015-08-13T12:27:00</dc:date>
            </office:change-info>
            <text:p text:style-name="P4"><text:s/>(is <text:s/>included)</text:p>
          </text:deletion>
        </text:changed-region>
        <text:changed-region xml:id="ct369744864" text:id="ct369744864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369744984" text:id="ct369744984">
          <text:deletion>
            <office:change-info>
              <dc:creator>Wiebke Oeltjen</dc:creator>
              <dc:date>2016-07-19T12:49:00</dc:date>
            </office:change-info>
            <text:p text:style-name="P4"><text:span text:style-name="T6">7</text:span></text:p>
          </text:deletion>
        </text:changed-region>
        <text:changed-region xml:id="ct369745104" text:id="ct369745104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369745224" text:id="ct369745224">
          <text:deletion>
            <office:change-info>
              <dc:creator>Wiebke Oeltjen</dc:creator>
              <dc:date>2016-07-19T13:21:00</dc:date>
            </office:change-info>
            <text:p text:style-name="P4">,</text:p>
          </text:deletion>
        </text:changed-region>
        <text:changed-region xml:id="ct369745344" text:id="ct369745344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369745464" text:id="ct369745464">
          <text:deletion>
            <office:change-info>
              <dc:creator>Wiebke Oeltjen</dc:creator>
              <dc:date>2016-07-19T13:22:00</dc:date>
            </office:change-info>
            <text:p text:style-name="P4"><text:s/></text:p>
          </text:deletion>
        </text:changed-region>
        <text:changed-region xml:id="ct369745584" text:id="ct369745584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369745704" text:id="ct369745704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369745824" text:id="ct369745824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335243832" text:id="ct335243832">
          <text:deletion>
            <office:change-info>
              <dc:creator>Wiebke Oeltjen</dc:creator>
              <dc:date>2017-02-02T16:38:00</dc:date>
            </office:change-info>
            <text:p text:style-name="P5"><text:span text:style-name="T7">handle</text:span></text:p>
          </text:deletion>
        </text:changed-region>
        <text:changed-region xml:id="ct335244072" text:id="ct335244072">
          <text:insertion>
            <office:change-info>
              <dc:creator>Wiebke Oeltjen</dc:creator>
              <dc:date>2017-02-02T16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/></draw:frame>MyCoRe data sheet </text:h>
      <text:p text:style-name="P2">MyCoRe:<text:tab/><text:span text:style-name="T14">My</text:span> <text:span text:style-name="T14">Co</text:span>ntent <text:span text:style-name="T14">Re</text:span>pository ['maɪkɔːr]</text:p>
      <text:p text:style-name="P1">License:<text:tab/><text:span text:style-name="T14">Open Source Software</text:span><text:change-start text:change-id="ct368058392"/><text:span text:style-name="T18">, </text:span><text:span text:style-name="T42">licensed</text:span><text:span text:style-name="T18"> under </text:span><text:span text:style-name="T2">the </text:span><text:change-end text:change-id="ct368058392"/><text:change text:change-id="ct368058272"/><text:span text:style-name="T26">GNU General Public License</text:span> (GPL) </text:p>
      <text:p text:style-name="P2">Developers:<text:tab/><text:change-start text:change-id="ct368058152"/><text:span text:style-name="T17">The </text:span><text:change-end text:change-id="ct368058152"/><text:span text:style-name="T14">MyCoRe Community</text:span></text:p>
      <text:p text:style-name="P2">Website: <text:tab/><text:span text:style-name="T14">http://www.mycore.org</text:span></text:p>
      <text:p text:style-name="P2">Type:<text:tab/>Web application for <text:change text:change-id="ct368058032"/><text:change-start text:change-id="ct368057912"/><text:span text:style-name="T4">d</text:span><text:change-end text:change-id="ct368057912"/>igital <text:change text:change-id="ct368057792"/><text:change-start text:change-id="ct368057672"/><text:span text:style-name="T4">l</text:span><text:change-end text:change-id="ct368057672"/>ibraries, <text:change text:change-id="ct368057432"/><text:change-start text:change-id="ct368056952"/><text:span text:style-name="T4">c</text:span><text:change-end text:change-id="ct368056952"/>ontent <text:change text:change-id="ct368056472"/><text:change-start text:change-id="ct368058512"/><text:span text:style-name="T4">m</text:span><text:change-end text:change-id="ct368058512"/>anagement, <text:line-break/><text:tab/><text:change text:change-id="ct368058632"/><text:change-start text:change-id="ct368058752"/><text:span text:style-name="T4">d</text:span><text:change-end text:change-id="ct368058752"/>ocument <text:change text:change-id="ct368058872"/><text:change-start text:change-id="ct368058992"/><text:span text:style-name="T4">m</text:span><text:change-end text:change-id="ct368058992"/>anagement, <text:change text:change-id="ct368059112"/><text:change-start text:change-id="ct368059352"/><text:span text:style-name="T4">d</text:span><text:change-end text:change-id="ct368059352"/>ocument server, <text:change text:change-id="ct368059472"/><text:change-start text:change-id="ct368059592"/><text:span text:style-name="T4">p</text:span><text:change-end text:change-id="ct368059592"/>ublication server, <text:line-break/><text:tab/><text:change text:change-id="ct368059712"/><text:change-start text:change-id="ct368059832"/><text:span text:style-name="T3">d</text:span><text:change-end text:change-id="ct368059832"/><text:span text:style-name="T3">igital </text:span><text:change text:change-id="ct368059952"/><text:change-start text:change-id="ct368060072"/><text:span text:style-name="T3">a</text:span><text:change-end text:change-id="ct368060072"/>rchiv<text:change-start text:change-id="ct368060192"/><text:span text:style-name="T4">ing</text:span><text:change-end text:change-id="ct368060192"/><text:change text:change-id="ct368060312"/><text:change-start text:change-id="ct368059232"/><text:span text:style-name="T4"> solution</text:span><text:change-end text:change-id="ct368059232"/>, <text:change text:change-id="ct368060432"/><text:change-start text:change-id="ct368060552"/><text:span text:style-name="T4">i</text:span><text:change-end text:change-id="ct368060552"/>nstitutional <text:change text:change-id="ct368060672"/><text:change-start text:change-id="ct368060792"/><text:span text:style-name="T4">r</text:span><text:change-end text:change-id="ct368060792"/>epositories</text:p>
      <text:p text:style-name="P2">Language:<text:tab/>Language of MyCoRe application is <text:change text:change-id="ct368060912"/><text:change-start text:change-id="ct368061032"/><text:span text:style-name="T4">configurable</text:span><text:change-end text:change-id="ct368061032"/>, documentation is German</text:p>
      <text:p text:style-name="P3">LTS Release:<text:tab/>201<text:change text:change-id="ct368061272"/><text:change text:change-id="ct368061152"/><text:change-start text:change-id="ct368061392"/><text:span text:style-name="T5">6</text:span><text:change-end text:change-id="ct368061392"/>.0<text:change text:change-id="ct368061632"/><text:change text:change-id="ct368061512"/><text:change-start text:change-id="ct82301864"/><text:span text:style-name="T5">6</text:span><text:change-end text:change-id="ct82301864"/> (<text:span text:style-name="T26">long term release</text:span>)</text:p>
      <text:p text:style-name="P2">Version:<text:tab/><text:span text:style-name="T6">201</text:span><text:change text:change-id="ct82302224"/><text:change-start text:change-id="ct369743304"/><text:span text:style-name="T6">6</text:span><text:change-end text:change-id="ct369743304"/><text:span text:style-name="T6">.</text:span><text:change text:change-id="ct369743784"/><text:change text:change-id="ct369743664"/><text:change text:change-id="ct369743544"/><text:change text:change-id="ct369743424"/><text:change-start text:change-id="ct369743904"/><text:span text:style-name="T6">12</text:span><text:change-end text:change-id="ct369743904"/></text:p>
      <text:p text:style-name="P2">Operating system:<text:tab/>Windows, Unix, Linux, Mac OS X</text:p>
      <text:p text:style-name="P4">System requirements:<text:tab/>Web <text:change text:change-id="ct369744024"/><text:change-start text:change-id="ct369744144"/><text:span text:style-name="T4">a</text:span><text:change-end text:change-id="ct369744144"/>pplication <text:change text:change-id="ct369744264"/><text:change-start text:change-id="ct369744384"/><text:span text:style-name="T4">s</text:span><text:change-end text:change-id="ct369744384"/>erver: <text:change-start text:change-id="ct369744504"/><text:line-break/><text:change-end text:change-id="ct369744504"/>Apache Tomcat, Jetty or <text:span text:style-name="T34">comparable web server</text:span><text:change-start text:change-id="ct369744624"/><text:span text:style-name="T34">, </text:span>Version 3.1<text:change-end text:change-id="ct369744624"/><text:line-break/>Database: <text:span text:style-name="T34">PostgreSQL, </text:span>MySQL, Oracle, IBM DB2, HSQLDB<text:change text:change-id="ct369744744"/> or other relational database management system<text:change-start text:change-id="ct369744864"/>, <text:span text:style-name="T43">that works with hibernate</text:span><text:change-end text:change-id="ct369744864"/><text:line-break/>Java <text:change text:change-id="ct369744984"/><text:change-start text:change-id="ct369745104"/><text:span text:style-name="T6">8</text:span><text:change-end text:change-id="ct369745104"/> SDK<text:change text:change-id="ct369745224"/><text:change-start text:change-id="ct369745344"/> <text:change-end text:change-id="ct369745344"/><text:change text:change-id="ct369745464"/><text:change-start text:change-id="ct369745584"/><text:span text:style-name="T44">and for development</text:span><text:change-end text:change-id="ct369745584"/><text:change-start text:change-id="ct369745704"/><text:span text:style-name="T44">: </text:span><text:change-end text:change-id="ct369745704"/>Apache Ant, <text:span text:style-name="T34">Maven, </text:span>SVN <text:span text:style-name="T31">c</text:span>lient <text:change-start text:change-id="ct369745824"/><text:line-break/><text:span text:style-name="T45">Solr-Server</text:span><text:change-end text:change-id="ct369745824"/></text:p>
      <text:p text:style-name="P11">Download:<text:tab/><text:span text:style-name="T35">http://mycore.org/download/<text:line-break/>http://mycore.de/documentation/getting_started/mir.html</text:span></text:p>
      <text:p text:style-name="P9"><text:span text:style-name="T34">Example</text:span> application:<text:tab/><text:span text:style-name="T16">MIR</text:span><text:span text:style-name="T20">, </text:span><text:span text:style-name="T21">that is the </text:span><text:span text:style-name="T27">M</text:span><text:span text:style-name="T28">ODS</text:span><text:span text:style-name="T27"> Institutional Repository, </text:span>http://mycore.<text:span text:style-name="T3">org</text:span>/<text:span text:style-name="T36">mir</text:span> </text:p>
      <text:p text:style-name="P5">Functionality:<text:tab/><text:span text:style-name="T37">The </text:span>MyCoRe <text:span text:style-name="T37">framework</text:span> provides functionality of <text:span text:style-name="T38">information repositories </text:span>and publication servers. Own web applications can be developed with MyCoRe by configurations and adjustments in XML, XSL <text:span text:style-name="T32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33"> An integrated viewing tool is provided for displaying images or high-resolution illustrations. </text:span>Standards are supported for metadata (like <text:span text:style-name="T30">MODS</text:span>) and for classifications (e.g. <text:span text:style-name="T26">Dewey Decimal Classification</text:span><text:span text:style-name="T29"> DDC</text:span>). Metadata models are adaptable and expandable. Persistent identifiers (URN, <text:change text:change-id="ct335243832"/><text:change-start text:change-id="ct335244072"/><text:span text:style-name="T46">DOI</text:span><text:change-end text:change-id="ct335244072"/>) assure permanent access to the data. Interfaces to other systems are supported such as the <text:span text:style-name="T26">Open Archives Initiative Protocol for Metadata Harvesting</text:span> (OAI-PMH), the <text:span text:style-name="T26">Simple Web-service Offering Repository Deposit</text:span> (SWORD), <text:span text:style-name="T7">REST</text:span> or search engine robots. Access to MyCoRe applications can be controlled by user and rights management <text:span text:style-name="T40">with LDAP or shibboleth. </text:span><text:span text:style-name="T26">Access Control Lists</text:span> (ACL)<text:span text:style-name="T40"> </text:span>specif<text:span text:style-name="T40">y </text:span>what operations are allowed to be performed on <text:span text:style-name="T41">metadata or </text:span>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23de15"/>
    </style:style>
    <style:style style:name="MT5" style:family="text">
      <style:text-properties fo:color="#4c4c4c" officeooo:rsid="001b802b"/>
    </style:style>
    <style:style style:name="MT6" style:family="text">
      <style:text-properties fo:color="#4c4c4c" officeooo:rsid="002e4235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68057192" text:id="ct368057192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368056232" text:id="ct368056232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4">6</text:span></text:p>
            </text:deletion>
          </text:changed-region>
          <text:changed-region xml:id="ct368056712" text:id="ct368056712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5">5</text:span></text:p>
            </text:deletion>
          </text:changed-region>
          <text:changed-region xml:id="ct368055752" text:id="ct368055752">
            <text:insertion>
              <office:change-info>
                <dc:creator>Wiebke Oeltjen</dc:creator>
                <dc:date>2017-02-02T15:45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368057192"/><text:span text:style-name="MT1"> </text:span><text:span text:style-name="MT3">®</text:span><text:change-end text:change-id="ct368057192"/><text:span text:style-name="MT1">, 201</text:span><text:change text:change-id="ct368056232"/><text:change text:change-id="ct368056712"/><text:change-start text:change-id="ct368055752"/><text:span text:style-name="MT6">7</text:span><text:change-end text:change-id="ct36805575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2-02T16:38:05.079000000</dc:date>
    <meta:editing-duration>PT20H24M15S</meta:editing-duration>
    <meta:editing-cycles>74</meta:editing-cycles>
    <meta:generator>LibreOffice/5.1.6.2$Windows_x86 LibreOffice_project/07ac168c60a517dba0f0d7bc7540f5afa45f090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39" meta:character-count="2561" meta:non-whitespace-character-count="2224"/>
    <meta:user-defined meta:name="Info 1"/>
    <meta:user-defined meta:name="Info 2"/>
    <meta:user-defined meta:name="Info 3"/>
    <meta:user-defined meta:name="Info 4"/>
  </office:meta>
</office:document-meta>
</file>